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1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Baskerville Old Face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7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20pt" fo:font-style="normal" style:font-size-asian="20pt" style:font-style-asian="normal" style:font-size-complex="20pt" style:font-style-complex="normal"/>
    </style:style>
    <style:style style:name="P8" style:family="paragraph" style:parent-style-name="Subtitle">
      <style:text-properties style:font-name="Kristen ITC" fo:font-size="12pt" style:font-size-asian="12pt" style:font-size-complex="12pt"/>
    </style:style>
    <style:style style:name="P9" style:family="paragraph" style:parent-style-name="Standard">
      <style:paragraph-properties fo:margin-left="1.4in" fo:margin-right="0in" fo:text-align="start" style:justify-single-word="false" fo:text-indent="0in" style:auto-text-indent="false"/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P10" style:family="paragraph" style:parent-style-name="Contents_20_4">
      <style:text-properties fo:font-weight="normal" style:font-weight-asian="normal" style:font-weight-complex="normal"/>
    </style:style>
    <style:style style:name="P11" style:family="paragraph" style:parent-style-name="Contents_20_4">
      <style:paragraph-properties>
        <style:tab-stops>
          <style:tab-stop style:position="7.7693in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.8in" fo:margin-right="0in" fo:text-align="start" style:justify-single-word="false" fo:text-indent="0in" style:auto-text-indent="false"/>
      <style:text-properties style:font-name="Consolas1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fo:break-before="page"/>
      <style:text-properties style:font-name="Consolas1" fo:font-size="8pt" style:font-size-asian="8pt" style:font-size-complex="8pt"/>
    </style:style>
    <style:style style:name="P14" style:family="paragraph" style:parent-style-name="Contents_20_1">
      <style:paragraph-properties>
        <style:tab-stops>
          <style:tab-stop style:position="8.0598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text-align="start" style:justify-single-word="false"/>
      <style:text-properties style:font-name="Consolas1" fo:font-size="8pt" style:font-size-asian="8pt" style:font-size-complex="8pt"/>
    </style:style>
    <style:style style:name="P16" style:family="paragraph" style:parent-style-name="Contents_20_1" style:list-style-name="Check"/>
    <style:style style:name="P17" style:family="paragraph" style:parent-style-name="Contents_20_1" style:list-style-name="Check">
      <style:text-properties fo:font-style="normal" style:font-style-asian="normal" style:font-style-complex="normal"/>
    </style:style>
    <style:style style:name="P18" style:family="paragraph" style:parent-style-name="Contents_20_4" style:list-style-name="CheckContent4"/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/>
    </style:style>
    <style:style style:name="T4" style:family="text">
      <style:text-properties fo:color="#666666" style:font-name="Baskerville Old Face" fo:font-style="normal" style:font-size-asian="7pt" style:font-style-asian="normal" style:font-size-complex="7pt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2"/>
      <text:p text:style-name="P7">DIN-Rail 3D Printer</text:p>
      <text:p text:style-name="P8">With a HUGE 36” x 36” Build Area</text:p>
      <text:p text:style-name="P2"/>
      <text:p text:style-name="P4"><draw:frame draw:style-name="fr1" draw:name="graphics1" text:anchor-type="paragraph" svg:width="6.6665in" svg:height="0.1252in" draw:z-index="0"><draw:image xlink:href="Pictures/10000000000002800000000C5EBA70E3.gif" xlink:type="simple" xlink:show="embed" xlink:actuate="onLoad"/></draw:frame><text:span text:style-name="T3">Written By: TGit-Tech (02/2018)</text:span><text:tab/><text:tab/> <text:s text:c="7"/><text:tab/><text:tab/></text:p>
      <text:p text:style-name="P5"><text:tab/><text:tab/><text:span text:style-name="T4">Feel free to use: no strings attached (text content only / images respectfully referenced)<text:tab/><text:tab/><text:tab/><text:tab/></text:span></text:p>
      <text:p text:style-name="P6">Last Updated: 2018.02.04<text:tab/> <text:s text:c="7"/><text:tab/><text:tab/><text:tab/><text:tab/> </text:p>
      <text:p text:style-name="P9"/>
      <text:p text:style-name="P12"><text:s text:c="12"/></text:p>
      <text:p text:style-name="P3">Place Master Picture here</text:p>
      <text:p text:style-name="P3"/>
      <text:p text:style-name="P3">*** PROJECT IS INCOMPLETE – PLEASE CHECK BACK LATER ***</text:p>
      <text:p text:style-name="P13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1. <text:a xlink:type="simple" xlink:href="#__RefHeading__2026_329140064" text:style-name="Internet_20_link" text:visited-style-name="Visited_20_Internet_20_Link">INTRODUCTION</text:a><text:tab/>2</text:p>
          <text:p text:style-name="P11">A. <text:a xlink:type="simple" xlink:href="#__RefHeading__10239_1565536530" text:style-name="Internet_20_link" text:visited-style-name="Visited_20_Internet_20_Link">Materials ( $369.50 )</text:a><text:tab/>2</text:p>
        </text:index-body>
      </text:table-of-content>
      <text:p text:style-name="P2"/>
      <text:h text:style-name="Heading_20_1" text:outline-level="1" text:restart-numbering="true" text:start-value="-1"><text:bookmark-start text:name="__RefHeading__2026_329140064"/>INTRODUCTION<text:subject/><text:bookmark-end text:name="__RefHeading__2026_329140064"/></text:h>
      <text:p text:style-name="Contents_20_1"/>
      <text:p text:style-name="Contents_20_1">The “<text:span text:style-name="T5">DIN-Rail 3D Printer</text:span><text:span text:style-name="T6">”</text:span> project's goal is to provide a cheap solution to very large 3D printing ability. <text:s/>It will use 1-Meter 35mm DIN Rails.</text:p>
      <text:p text:style-name="Contents_20_1"/>
      <text:list xml:id="list1627989335078302351" text:style-name="Check">
        <text:list-item>
          <text:p text:style-name="P16">The project implements</text:p>
          <text:list>
            <text:list-item>
              <text:p text:style-name="P16">Z-Mobile CoreXY</text:p>
            </text:list-item>
          </text:list>
        </text:list-item>
      </text:list>
      <text:p text:style-name="Contents_20_1"/>
      <text:list xml:id="list42214529" text:continue-numbering="true" text:style-name="Check">
        <text:list-item>
          <text:p text:style-name="P16">The project consists of:</text:p>
          <text:list>
            <text:list-item>
              <text:p text:style-name="P17"/>
            </text:list-item>
          </text:list>
        </text:list-item>
      </text:list>
      <text:p text:style-name="Contents_20_1"/>
      <text:list xml:id="list42190366" text:continue-numbering="true" text:style-name="Check">
        <text:list-item>
          <text:p text:style-name="P16">The project is Open Source and its main page Resides at: <text:a xlink:type="simple" xlink:href="https://github.com/TGit-Tech/DIN-Rail-3D-Printer" text:style-name="Internet_20_link" text:visited-style-name="Visited_20_Internet_20_Link">https://github.com/TGit-Tech/DIN-Rail-3D-Printer</text:a> </text:p>
          <text:list>
            <text:list-item>
              <text:p text:style-name="P16">Releases ( All Finalized Plans, Files and Documentation ) can be downloaded at:</text:p>
            </text:list-item>
            <text:list-item>
              <text:p text:style-name="P16">This document ( most recent version ) can be seen at:</text:p>
            </text:list-item>
            <text:list-item>
              <text:p text:style-name="P16"/>
            </text:list-item>
          </text:list>
        </text:list-item>
      </text:list>
      <text:p text:style-name="Contents_20_1"/>
      <text:h text:style-name="Heading_20_4" text:outline-level="4"><text:bookmark-start text:name="__RefHeading__10239_1565536530"/>Materials ( $369.50 )<text:bookmark-end text:name="__RefHeading__10239_1565536530"/></text:h>
      <text:p text:style-name="Contents_20_4"/>
      <text:list xml:id="list2901450623852460857" text:style-name="CheckContent4">
        <text:list-item>
          <text:p text:style-name="P18">Framing ( $ 258.73 )</text:p>
        </text:list-item>
      </text:list>
      <text:p text:style-name="P10"/>
      <text:list xml:id="list42196335" text:continue-numbering="true" text:style-name="CheckContent4">
        <text:list-item>
          <text:list>
            <text:list-item>
              <text:p text:style-name="P18">(20) Steel DIN Rails 35mm W x 15mm H x 1M Length ( DN-R35HS1 ) - $49.50/10pcs = $99</text:p>
              <text:list>
                <text:list-item>
                  <text:p text:style-name="P18"><text:a xlink:type="simple" xlink:href="https://www.automationdirect.com/adc/Shopping/Catalog/Enclosures_-z-_Subpanels_-z-_Thermal_Management_-z-_Lighting/Enclosure_Parts_-a-_Accessories/Internal_Component_Mounting_Accessories/DIN_Rails/DN-R35HS1" text:style-name="Internet_20_link" text:visited-style-name="Visited_20_Internet_20_Link">https://www.automationdirect.com/adc/Shopping/Catalog/Enclosures_-z-_Subpanels_-z-_Thermal_Management_-z-_Lighting/Enclosure_Parts_-a-_Accessories/Internal_Component_Mounting_Accessories/DIN_Rails/DN-R35HS1</text:a> </text:p>
                </text:list-item>
              </text:list>
            </text:list-item>
          </text:list>
        </text:list-item>
      </text:list>
      <text:p text:style-name="Contents_20_4"/>
      <text:list xml:id="list42190257" text:continue-numbering="true" text:style-name="CheckContent4">
        <text:list-item>
          <text:list>
            <text:list-item>
              <text:p text:style-name="P18">(1) Aluminum Build Plate ( 36” x 36” x 0.188 (3/16”) ) Mill Finish 6061 - $120.00 + $18 Shipping = $138</text:p>
              <text:list>
                <text:list-item>
                  <text:p text:style-name="P18"><text:a xlink:type="simple" xlink:href="https://www.ebay.com/itm/272758454805" text:style-name="Internet_20_link" text:visited-style-name="Visited_20_Internet_20_Link">https://www.ebay.com/itm/272758454805</text:a> </text:p>
                </text:list-item>
              </text:list>
            </text:list-item>
          </text:list>
        </text:list-item>
      </text:list>
      <text:p text:style-name="Contents_20_4"/>
      <text:list xml:id="list42195516" text:continue-numbering="true" text:style-name="CheckContent4">
        <text:list-item>
          <text:list>
            <text:list-item>
              <text:p text:style-name="P18">(4) Imperial 12650 Metric Threaded Rod M6-1.00x1M ( Pack of 5 ) - $15.81 + $5.92 Shipping = $21.73</text:p>
              <text:list>
                <text:list-item>
                  <text:p text:style-name="P18"><text:a xlink:type="simple" xlink:href="https://www.amazon.com/gp/product/B001G4512Q" text:style-name="Internet_20_link" text:visited-style-name="Visited_20_Internet_20_Link">https://www.amazon.com/gp/product/B001G4512Q</text:a> </text:p>
                </text:list-item>
              </text:list>
            </text:list-item>
          </text:list>
        </text:list-item>
      </text:list>
      <text:p text:style-name="Contents_20_4"/>
      <text:list xml:id="list42200281" text:continue-numbering="true" text:style-name="CheckContent4">
        <text:list-item>
          <text:p text:style-name="P18">Fasteners</text:p>
          <text:list>
            <text:list-item>
              <text:p text:style-name="P18">(16) #10-24 x 1-1/2” Machine Screws<text:tab/><text:tab/><text:tab/><text:tab/>Slide Rails</text:p>
            </text:list-item>
            <text:list-item>
              <text:p text:style-name="P18">(8) M3*16mm Machine Screws<text:tab/><text:tab/><text:tab/><text:tab/><text:tab/><text:tab/>Y-Motors</text:p>
            </text:list-item>
            <text:list-item>
              <text:p text:style-name="P18">(2) #4-40 x 1” Machine Screws &amp; Nuts<text:tab/><text:tab/><text:tab/><text:tab/>Gantry-Corner Rail Bearings</text:p>
            </text:list-item>
          </text:list>
        </text:list-item>
      </text:list>
      <text:p text:style-name="Contents_20_4"/>
      <text:list xml:id="list42195894" text:continue-numbering="true" text:style-name="CheckContent4">
        <text:list-item>
          <text:p text:style-name="P18">Bearings ( $3.55 )</text:p>
          <text:list>
            <text:list-item>
              <text:p text:style-name="P18">(20) V-Groove Bearings, Model 603ZZ, 3x12x4mm, Wire Pulley ( 20PCS ( $0.18/ea )) - $3.55</text:p>
              <text:list>
                <text:list-item>
                  <text:p text:style-name="P18">Link <text:a xlink:type="simple" xlink:href="https://www.aliexpress.com/item/20pcs-set-Professional-Bearing-set-hardware-tools-3-12-4mm-Model-603ZZ-Wire-pulley-with-V/32800396977.html" text:style-name="Internet_20_link" text:visited-style-name="Visited_20_Internet_20_Link">https://www.aliexpress.com/item/20pcs-set-Professional-Bearing-set-hardware-tools-3-12-4mm-Model-603ZZ-Wire-pulley-with-V/32800396977.html</text:a> </text:p>
                </text:list-item>
              </text:list>
            </text:list-item>
          </text:list>
        </text:list-item>
      </text:list>
      <text:p text:style-name="Contents_20_4"/>
      <text:list xml:id="list42210490" text:continue-numbering="true" text:style-name="CheckContent4">
        <text:list-item>
          <text:p text:style-name="P18">Electronics ( $98.70 )</text:p>
          <text:list>
            <text:list-item>
              <text:p text:style-name="P18">(10) Nema-17, 2-Phase 1.8-Deg, 3.96V, 0.9A, 4.4Ohm, 5mm Shaft, 42-Stepper Motor - $9.87/ea = $98.70</text:p>
              <text:list>
                <text:list-item>
                  <text:p text:style-name="P18">Holding Torque - <text:s/>0.34Nm, 48oz.in, 0.25lb.ft, 34N.cm, 3467g.cm, 0.0346kg.m, 3.467kg.cm</text:p>
                </text:list-item>
                <text:list-item>
                  <text:p text:style-name="P18">Product Weight – 0.2610kg, Size 3.5x4x4cm ( 1.38”x1.57”x1.57” )</text:p>
                </text:list-item>
                <text:list-item>
                  <text:p text:style-name="P18"><text:a xlink:type="simple" xlink:href="https://www.gearbest.com/3d-printer-parts/pp_540282.html" text:style-name="Internet_20_link" text:visited-style-name="Visited_20_Internet_20_Link">https://www.gearbest.com/3d-printer-parts/pp_540282.html</text:a> </text:p>
                </text:list-item>
              </text:list>
            </text:list-item>
          </text:list>
        </text:list-item>
      </text:list>
      <text:p text:style-name="Contents_20_4"/>
      <text:list xml:id="list42216407" text:continue-numbering="true" text:style-name="CheckContent4">
        <text:list-item>
          <text:p text:style-name="P18">3D-Prints ( $12.07 )</text:p>
          <text:list>
            <text:list-item>
              <text:p text:style-name="P18">(4) BoltBlock<text:tab/><text:tab/><text:tab/><text:tab/><text:tab/><text:tab/><text:tab/><text:tab/><text:tab/>52g/ea<text:tab/><text:tab/>208g<text:tab/>$3.90</text:p>
            </text:list-item>
            <text:list-item>
              <text:p text:style-name="P18">(4) BuildPlate-DINS-InnerCorners<text:tab/><text:tab/><text:tab/><text:tab/>49g/ea<text:tab/><text:tab/>196g<text:tab/>$3.67</text:p>
            </text:list-item>
            <text:list-item>
              <text:p text:style-name="P18">(2) CoreXY-Gantry-Corner<text:tab/><text:tab/><text:tab/><text:tab/><text:tab/><text:tab/>60g/each<text:tab/>120g<text:tab/>$2.25</text:p>
            </text:list-item>
            <text:list-item>
              <text:p text:style-name="P18">(2) CoreXY-Gantry-Corner-Opposite<text:tab/><text:tab/><text:tab/>60g/each<text:tab/>120g<text:tab/>$2.25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228in" draw:dots2="1" draw:dots2-length="0.0228in" draw:distance="0.0228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onsolas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99ffcc" fo:padding="0.0201in" fo:border-left="none" fo:border-right="none" fo:border-top="0.0008in solid #333333" fo:border-bottom="none" style:shadow="#666666 0.0402in 0.0402in">
        <style:tab-stops/>
        <style:background-image/>
      </style:paragraph-properties>
      <style:text-properties style:use-window-font-color="true" style:font-name="Comic Sans MS" fo:font-size="9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fo:background-color="transparent" style:shadow="none">
        <style:tab-stops>
          <style:tab-stop style:position="0.1in"/>
        </style:tab-stops>
        <style:background-image/>
      </style:paragraph-properties>
      <style:text-properties style:font-name="Ebrima" fo:font-size="8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#ccff99" fo:padding="0in" fo:border-left="none" fo:border-right="none" fo:border-top="0.0008in solid #808080" fo:border-bottom="none" style:shadow="#666666 0.0402in 0.0402in">
        <style:tab-stops/>
        <style:background-image/>
      </style:paragraph-properties>
      <style:text-properties fo:color="#111111" style:font-name="Calibri" fo:font-size="10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>
        <style:tab-stops/>
        <style:background-image/>
      </style:paragraph-properties>
      <style:text-properties fo:color="#333333" style:font-name="Calibri1" fo:font-size="9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8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8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background-color="#ffffcc" fo:padding="0in" fo:border-left="none" fo:border-right="none" fo:border-top="0.0008in solid #dddddd" fo:border-bottom="none" style:shadow="#b2b2b2 0.0201in 0.0201in">
        <style:tab-stops/>
        <style:background-image/>
      </style:paragraph-properties>
      <style:text-properties style:font-name="Calibri" fo:font-size="8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8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7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7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0" fo:hyphenation-push-char-count="0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1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Drop_20_Caps" style:display-name="Drop Cap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" fo:font-size="7pt" fo:font-style="normal" fo:background-color="#eeeeee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egoe UI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style:font-name="Segoe UI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style:font-name="Segoe UI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style:font-name="Star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style:font-name="Star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style:font-name="Segoe UI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style:font-name="Segoe UI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style:font-name="Star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style:font-name="Star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style:font-name="Segoe UI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style:font-name="Star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style:font-name="Star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style:font-name="Segoe UI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style:font-name="Segoe UI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style:font-name="Star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style:font-name="Segoe UI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style:font-name="Star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style:font-name="Segoe UI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>1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/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18-02-13T22:01:00.11</dc:date>
    <meta:editing-duration>P139DT16H11M10S</meta:editing-duration>
    <meta:editing-cycles>3214</meta:editing-cycles>
    <meta:generator>OpenOffice/4.1.5$Win32 OpenOffice.org_project/415m1$Build-9789</meta:generator>
    <meta:printed-by>Tom G</meta:printed-by>
    <meta:print-date>2017-05-04T12:58:11.12</meta:print-date>
    <meta:document-statistic meta:table-count="0" meta:image-count="1" meta:object-count="0" meta:page-count="2" meta:paragraph-count="46" meta:word-count="360" meta:character-count="2553"/>
  </office:meta>
</office:document-meta>
</file>